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0.85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x3" table:style-name="ta1">
        <table:shapes>
          <draw:frame draw:z-index="0" draw:style-name="gr1" draw:text-style-name="P1" svg:width="160.05mm" svg:height="90.05mm" svg:x="134.47mm" svg:y="11.42mm">
            <draw:object draw:notify-on-update-of-ranges="x3.A1:x3.A1 x3.A2:x3.A8 x3.B1:x3.B1 x3.B2:x3.B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5mm" svg:height="90.05mm" svg:x="308.82mm" svg:y="3.46mm">
            <draw:object draw:notify-on-update-of-ranges="x3.A12:x3.A12 x3.A13:x3.A19 x3.B12:x3.B12 x3.B13:x3.B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05mm" svg:height="90.05mm" svg:x="320.92mm" svg:y="99.61mm">
            <draw:object draw:notify-on-update-of-ranges="x3.A22:x3.A22 x3.A23:x3.A29 x3.B22:x3.B22 x3.B23:x3.B2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0.05mm" svg:height="90.05mm" svg:x="131.74mm" svg:y="110.24mm">
            <draw:object draw:notify-on-update-of-ranges="x3.D1:x3.D1 x3.D2:x3.D8 x3.E1:x3.E1 x3.E2:x3.E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0.05mm" svg:height="90.05mm" svg:x="48.4mm" svg:y="212.76mm">
            <draw:object draw:notify-on-update-of-ranges="x3.D12:x3.D12 x3.D13:x3.D19 x3.E12:x3.E12 x3.E13:x3.E1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0.05mm" svg:height="90.05mm" svg:x="247.24mm" svg:y="210.11mm">
            <draw:object draw:notify-on-update-of-ranges="x3.D22:x3.D22 x3.D23:x3.D29 x3.E22:x3.E22 x3.E23:x3.E2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Ochlazování</text:p>
          </table:table-cell>
          <table:table-cell office:value-type="string" calcext:value-type="string">
            <text:p>Chyba [%]</text:p>
          </table:table-cell>
          <table:table-cell/>
          <table:table-cell office:value-type="string" calcext:value-type="string">
            <text:p>Ochlazování</text:p>
          </table:table-cell>
          <table:table-cell office:value-type="string" calcext:value-type="string">
            <text:p>Počet kroků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1.77" calcext:value-type="float">
            <text:p>21,77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6286" calcext:value-type="float">
            <text:p>6286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8.66" calcext:value-type="float">
            <text:p>8,66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14817" calcext:value-type="float">
            <text:p>14817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2.66" calcext:value-type="float">
            <text:p>2,66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25593" calcext:value-type="float">
            <text:p>25593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3.65" calcext:value-type="float">
            <text:p>3,65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39512" calcext:value-type="float">
            <text:p>39512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1.05" calcext:value-type="float">
            <text:p>1,05</text:p>
          </table:table-cell>
          <table:table-cell/>
          <table:table-cell office:value-type="float" office:value="0.95" calcext:value-type="float">
            <text:p>0,95</text:p>
          </table:table-cell>
          <table:table-cell office:value-type="float" office:value="80820" calcext:value-type="float">
            <text:p>80820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 office:value-type="float" office:value="0.86" calcext:value-type="float">
            <text:p>0,86</text:p>
          </table:table-cell>
          <table:table-cell/>
          <table:table-cell office:value-type="float" office:value="0.97" calcext:value-type="float">
            <text:p>0,97</text:p>
          </table:table-cell>
          <table:table-cell office:value-type="float" office:value="136047" calcext:value-type="float">
            <text:p>136047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411733" calcext:value-type="float">
            <text:p>411733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Equilibrium</text:p>
          </table:table-cell>
          <table:table-cell office:value-type="string" calcext:value-type="string">
            <text:p>Chyba [%]</text:p>
          </table:table-cell>
          <table:table-cell/>
          <table:table-cell office:value-type="string" calcext:value-type="string">
            <text:p>Equilibrium</text:p>
          </table:table-cell>
          <table:table-cell office:value-type="string" calcext:value-type="string">
            <text:p>Počet kroků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35" calcext:value-type="float">
            <text:p>10,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261" calcext:value-type="float">
            <text:p>132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47" calcext:value-type="float">
            <text:p>4,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6671" calcext:value-type="float">
            <text:p>266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05" calcext:value-type="float">
            <text:p>3,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081" calcext:value-type="float">
            <text:p>400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94" calcext:value-type="float">
            <text:p>1,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3491" calcext:value-type="float">
            <text:p>534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,6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6901" calcext:value-type="float">
            <text:p>669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3951" calcext:value-type="float">
            <text:p>1339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68051" calcext:value-type="float">
            <text:p>26805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očáteční teplota</text:p>
          </table:table-cell>
          <table:table-cell office:value-type="string" calcext:value-type="string">
            <text:p>Chyba [%]</text:p>
          </table:table-cell>
          <table:table-cell/>
          <table:table-cell office:value-type="string" calcext:value-type="string">
            <text:p>Počáteční teplota</text:p>
          </table:table-cell>
          <table:table-cell office:value-type="string" calcext:value-type="string">
            <text:p>Počet kroků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7" calcext:value-type="float">
            <text:p>3,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8736" calcext:value-type="float">
            <text:p>287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15" calcext:value-type="float">
            <text:p>2,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62" calcext:value-type="float">
            <text:p>2,6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8614" calcext:value-type="float">
            <text:p>386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23" calcext:value-type="float">
            <text:p>2,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349" calcext:value-type="float">
            <text:p>453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,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288" calcext:value-type="float">
            <text:p>502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24" calcext:value-type="float">
            <text:p>1,2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6901" calcext:value-type="float">
            <text:p>6690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78575" calcext:value-type="float">
            <text:p>785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.00.0000</text:date>, <text:time style:data-style-name="N2" text:time-value="20:41:15.438107828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6T20:50:58.292933611</dc:date>
    <meta:editing-duration>PT34M5S</meta:editing-duration>
    <meta:editing-cycles>7</meta:editing-cycles>
    <meta:generator>LibreOffice/4.4.7.2$Linux_X86_64 LibreOffice_project/40m0$Build-2</meta:generator>
    <meta:document-statistic meta:table-count="1" meta:cell-count="9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plot-area chart:style-name="ch2" table:cell-range-address="x3.A1:x3.B8" chart:data-source-has-labels="both" svg:x="1.331cm" svg:y="0.18cm" svg:width="14.355cm" svg:height="7.665cm">
          <chartooo:coordinate-region svg:x="1.952cm" svg:y="0.379cm" svg:width="13.402cm" svg:height="6.819cm"/>
          <chart:axis chart:dimension="x" chart:name="primary-x" chart:style-name="ch3" chartooo:axis-type="auto">
            <chartooo:date-scale/>
            <chart:title svg:x="6.916cm" svg:y="8.025cm" chart:style-name="ch4">
              <text:p>Rychlost ochlazování</text:p>
            </chart:title>
            <chart:categories table:cell-range-address="x3.A2:x3.A8"/>
          </chart:axis>
          <chart:axis chart:dimension="y" chart:name="primary-y" chart:style-name="ch3">
            <chart:title svg:x="0.451cm" svg:y="5.445cm" chart:style-name="ch5">
              <text:p>Relativní chyba [%]</text:p>
            </chart:title>
            <chart:grid chart:style-name="ch6" chart:class="major"/>
          </chart:axis>
          <chart:series chart:style-name="ch7" chart:values-cell-range-address="x3.B2:x3.B8" chart:label-cell-address="x3.B1:x3.B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yba [%]</text:p>
                <draw:g>
                  <svg:desc>x3.B1:x3.B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</text:p>
                <draw:g>
                  <svg:desc>x3.A2:x3.A8</svg:desc>
                </draw:g>
              </table:table-cell>
              <table:table-cell office:value-type="float" office:value="21.77">
                <text:p>21.77</text:p>
                <draw:g>
                  <svg:desc>x3.B2:x3.B8</svg:desc>
                </draw:g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97">
                <text:p>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0.99">
                <text:p>0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plot-area chart:style-name="ch2" table:cell-range-address="x3.A12:x3.B19" chart:data-source-has-labels="both" svg:x="1.331cm" svg:y="0.18cm" svg:width="14.355cm" svg:height="7.665cm">
          <chartooo:coordinate-region svg:x="1.767cm" svg:y="0.38cm" svg:width="13.454cm" svg:height="6.818cm"/>
          <chart:axis chart:dimension="x" chart:name="primary-x" chart:style-name="ch3" chartooo:axis-type="auto">
            <chartooo:date-scale/>
            <chart:title svg:x="7.631cm" svg:y="8.025cm" chart:style-name="ch4">
              <text:p>Equilibrium</text:p>
            </chart:title>
            <chart:categories table:cell-range-address="x3.A13:x3.A19"/>
          </chart:axis>
          <chart:axis chart:dimension="y" chart:name="primary-y" chart:style-name="ch3">
            <chart:title svg:x="0.451cm" svg:y="5.445cm" chart:style-name="ch5">
              <text:p>Relativní chyba [%]</text:p>
            </chart:title>
            <chart:grid chart:style-name="ch6" chart:class="major"/>
          </chart:axis>
          <chart:series chart:style-name="ch7" chart:values-cell-range-address="x3.B13:x3.B19" chart:label-cell-address="x3.B12:x3.B1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yba [%]</text:p>
                <draw:g>
                  <svg:desc>x3.B12:x3.B1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x3.A13:x3.A19</svg:desc>
                </draw:g>
              </table:table-cell>
              <table:table-cell office:value-type="float" office:value="10.35">
                <text:p>10.35</text:p>
                <draw:g>
                  <svg:desc>x3.B13:x3.B1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plot-area chart:style-name="ch2" table:cell-range-address="x3.A22:x3.B29" chart:data-source-has-labels="both" svg:x="1.331cm" svg:y="0.18cm" svg:width="14.355cm" svg:height="7.665cm">
          <chartooo:coordinate-region svg:x="2.058cm" svg:y="0.379cm" svg:width="13.256cm" svg:height="6.819cm"/>
          <chart:axis chart:dimension="x" chart:name="primary-x" chart:style-name="ch3" chartooo:axis-type="auto">
            <chartooo:date-scale/>
            <chart:title svg:x="7.207cm" svg:y="8.025cm" chart:style-name="ch4">
              <text:p>Počáteční teplota</text:p>
            </chart:title>
            <chart:categories table:cell-range-address="x3.A23:x3.A29"/>
          </chart:axis>
          <chart:axis chart:dimension="y" chart:name="primary-y" chart:style-name="ch3">
            <chart:title svg:x="0.451cm" svg:y="5.445cm" chart:style-name="ch5">
              <text:p>Relativní chyba [%]</text:p>
            </chart:title>
            <chart:grid chart:style-name="ch6" chart:class="major"/>
          </chart:axis>
          <chart:series chart:style-name="ch7" chart:values-cell-range-address="x3.B23:x3.B29" chart:label-cell-address="x3.B22:x3.B2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yba [%]</text:p>
                <draw:g>
                  <svg:desc>x3.B22:x3.B2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x3.A23:x3.A29</svg:desc>
                </draw:g>
              </table:table-cell>
              <table:table-cell office:value-type="float" office:value="3.37">
                <text:p>3.37</text:p>
                <draw:g>
                  <svg:desc>x3.B23:x3.B2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94">
                <text:p>0.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plot-area chart:style-name="ch2" table:cell-range-address="x3.D1:x3.E8" chart:data-source-has-labels="both" svg:x="1.331cm" svg:y="0.18cm" svg:width="14.355cm" svg:height="7.665cm">
          <chartooo:coordinate-region svg:x="2.693cm" svg:y="0.379cm" svg:width="12.661cm" svg:height="6.819cm"/>
          <chart:axis chart:dimension="x" chart:name="primary-x" chart:style-name="ch3" chartooo:axis-type="auto">
            <chartooo:date-scale/>
            <chart:title svg:x="6.916cm" svg:y="8.025cm" chart:style-name="ch4">
              <text:p>Rychlost ochlazování</text:p>
            </chart:title>
            <chart:categories table:cell-range-address="x3.D2:x3.D8"/>
          </chart:axis>
          <chart:axis chart:dimension="y" chart:name="primary-y" chart:style-name="ch3">
            <chart:title svg:x="0.451cm" svg:y="4.916cm" chart:style-name="ch5">
              <text:p>Počet kroků</text:p>
            </chart:title>
            <chart:grid chart:style-name="ch6" chart:class="major"/>
          </chart:axis>
          <chart:series chart:style-name="ch7" chart:values-cell-range-address="x3.E2:x3.E8" chart:label-cell-address="x3.E1:x3.E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čet kroků</text:p>
                <draw:g>
                  <svg:desc>x3.E1:x3.E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</text:p>
                <draw:g>
                  <svg:desc>x3.D2:x3.D8</svg:desc>
                </draw:g>
              </table:table-cell>
              <table:table-cell office:value-type="float" office:value="6286">
                <text:p>6286</text:p>
                <draw:g>
                  <svg:desc>x3.E2:x3.E8</svg:desc>
                </draw:g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14817">
                <text:p>14817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25593">
                <text:p>2559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39512">
                <text:p>39512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80820">
                <text:p>80820</text:p>
              </table:table-cell>
            </table:table-row>
            <table:table-row>
              <table:table-cell office:value-type="float" office:value="0.97">
                <text:p>0</text:p>
              </table:table-cell>
              <table:table-cell office:value-type="float" office:value="136047">
                <text:p>136047</text:p>
              </table:table-cell>
            </table:table-row>
            <table:table-row>
              <table:table-cell office:value-type="float" office:value="0.99">
                <text:p>0</text:p>
              </table:table-cell>
              <table:table-cell office:value-type="float" office:value="411733">
                <text:p>4117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plot-area chart:style-name="ch2" table:cell-range-address="x3.D12:x3.E19" chart:data-source-has-labels="both" svg:x="1.331cm" svg:y="0.18cm" svg:width="14.355cm" svg:height="7.665cm">
          <chartooo:coordinate-region svg:x="2.693cm" svg:y="0.38cm" svg:width="12.713cm" svg:height="6.818cm"/>
          <chart:axis chart:dimension="x" chart:name="primary-x" chart:style-name="ch3" chartooo:axis-type="auto">
            <chartooo:date-scale/>
            <chart:title svg:x="7.631cm" svg:y="8.025cm" chart:style-name="ch4">
              <text:p>Equilibrium</text:p>
            </chart:title>
            <chart:categories table:cell-range-address="x3.D13:x3.D19"/>
          </chart:axis>
          <chart:axis chart:dimension="y" chart:name="primary-y" chart:style-name="ch3">
            <chart:title svg:x="0.451cm" svg:y="4.916cm" chart:style-name="ch5">
              <text:p>Počet kroků</text:p>
            </chart:title>
            <chart:grid chart:style-name="ch6" chart:class="major"/>
          </chart:axis>
          <chart:series chart:style-name="ch7" chart:values-cell-range-address="x3.E13:x3.E19" chart:label-cell-address="x3.E12:x3.E1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čet kroků</text:p>
                <draw:g>
                  <svg:desc>x3.E12:x3.E1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x3.D13:x3.D19</svg:desc>
                </draw:g>
              </table:table-cell>
              <table:table-cell office:value-type="float" office:value="13261">
                <text:p>13261</text:p>
                <draw:g>
                  <svg:desc>x3.E13:x3.E1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671">
                <text:p>2667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0081">
                <text:p>400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491">
                <text:p>5349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6901">
                <text:p>669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3951">
                <text:p>13395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68051">
                <text:p>2680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plot-area chart:style-name="ch2" table:cell-range-address="x3.D22:x3.E29" chart:data-source-has-labels="both" svg:x="1.331cm" svg:y="0.18cm" svg:width="14.355cm" svg:height="7.665cm">
          <chartooo:coordinate-region svg:x="2.508cm" svg:y="0.379cm" svg:width="12.806cm" svg:height="6.819cm"/>
          <chart:axis chart:dimension="x" chart:name="primary-x" chart:style-name="ch3" chartooo:axis-type="auto">
            <chartooo:date-scale/>
            <chart:title svg:x="7.207cm" svg:y="8.025cm" chart:style-name="ch4">
              <text:p>Počáteční teplota</text:p>
            </chart:title>
            <chart:categories table:cell-range-address="x3.D23:x3.D29"/>
          </chart:axis>
          <chart:axis chart:dimension="y" chart:name="primary-y" chart:style-name="ch3">
            <chart:title svg:x="0.451cm" svg:y="4.916cm" chart:style-name="ch5">
              <text:p>Počet kroků</text:p>
            </chart:title>
            <chart:grid chart:style-name="ch6" chart:class="major"/>
          </chart:axis>
          <chart:series chart:style-name="ch7" chart:values-cell-range-address="x3.E23:x3.E29" chart:label-cell-address="x3.E22:x3.E2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čet kroků</text:p>
                <draw:g>
                  <svg:desc>x3.E22:x3.E2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x3.D23:x3.D29</svg:desc>
                </draw:g>
              </table:table-cell>
              <table:table-cell office:value-type="float" office:value="28736">
                <text:p>28736</text:p>
                <draw:g>
                  <svg:desc>x3.E23:x3.E2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3675">
                <text:p>336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614">
                <text:p>386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5349">
                <text:p>4534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288">
                <text:p>502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6901">
                <text:p>6690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8575">
                <text:p>785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